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Isi_20_Sub_20_Bab">
      <style:paragraph-properties fo:margin-top="0cm" fo:margin-bottom="0cm" loext:contextual-spacing="false" fo:line-height="115%" fo:text-align="start" style:justify-single-word="false"/>
      <style:text-properties officeooo:paragraph-rsid="00034d2a"/>
    </style:style>
    <style:style style:name="P2" style:family="paragraph" style:parent-style-name="Isi_20_Sub_20_Bab">
      <style:paragraph-properties fo:margin-top="0cm" fo:margin-bottom="0cm" loext:contextual-spacing="false" fo:line-height="115%" fo:text-align="start" style:justify-single-word="false"/>
      <style:text-properties style:font-name="Liberation Serif" fo:language="en" fo:country="US" officeooo:paragraph-rsid="00034d2a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Times New Roman" fo:font-size="12pt" style:text-underline-style="none" officeooo:paragraph-rsid="00034d2a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Times New Roman" fo:font-size="12pt" style:text-underline-style="none" officeooo:paragraph-rsid="00034d2a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034d2a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13.6cm"/>
        </style:tab-stops>
      </style:paragraph-properties>
      <style:text-properties officeooo:paragraph-rsid="00034d2a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6.251cm"/>
          <style:tab-stop style:position="13.6cm"/>
        </style:tab-stops>
      </style:paragraph-properties>
      <style:text-properties officeooo:paragraph-rsid="00034d2a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2.646cm"/>
        </style:tab-stops>
      </style:paragraph-properties>
      <style:text-properties officeooo:paragraph-rsid="00034d2a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officeooo:paragraph-rsid="00034d2a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13.6cm"/>
        </style:tab-stops>
      </style:paragraph-properties>
      <style:text-properties style:font-name="Liberation Serif" officeooo:paragraph-rsid="00034d2a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officeooo:paragraph-rsid="00054e67"/>
    </style:style>
    <style:style style:name="P1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paragraph-rsid="00034d2a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6.251cm"/>
          <style:tab-stop style:position="13.6cm"/>
        </style:tab-stops>
      </style:paragraph-properties>
      <style:text-properties style:font-name="Liberation Serif" fo:font-size="12pt" officeooo:paragraph-rsid="00034d2a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2.646cm"/>
        </style:tab-stops>
      </style:paragraph-properties>
      <style:text-properties style:font-name="Liberation Serif" fo:font-size="12pt" officeooo:paragraph-rsid="00034d2a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13.6cm"/>
        </style:tab-stops>
      </style:paragraph-properties>
      <style:text-properties style:font-name="Liberation Serif" fo:font-size="12pt" officeooo:paragraph-rsid="00034d2a" style:font-size-asian="12pt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paragraph-rsid="00034d2a" style:font-name-asian="Times New Roman1" style:font-size-asian="12pt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paragraph-rsid="00034d2a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use-window-font-color="true" style:font-name="Times New Roman" fo:font-size="12pt" style:text-underline-style="none" style:font-size-asian="12pt" style:font-name-complex="Times New Roman1" style:font-size-complex="12pt"/>
    </style:style>
    <style:style style:name="T8" style:family="text">
      <style:text-properties style:use-window-font-color="true" style:font-name="Times New Roman" fo:font-size="12pt" style:text-underline-style="none" style:font-size-asian="12pt" style:font-name-complex="Times New Roman1" style:font-size-complex="12pt" style:font-style-complex="italic"/>
    </style:style>
    <style:style style:name="T9" style:family="text">
      <style:text-properties style:use-window-font-color="true" style:font-name="Times New Roman" fo:font-size="12pt" style:text-underline-style="none" style:font-size-asian="12pt" style:language-asian="id" style:country-asian="ID" style:font-name-complex="Times New Roman1" style:font-size-complex="12pt"/>
    </style:style>
    <style:style style:name="T10" style:family="text">
      <style:text-properties style:use-window-font-color="true" style:font-name="Times New Roman" fo:font-size="12pt" style:text-underline-style="none" style:font-size-asian="12pt" style:language-asian="id" style:country-asian="ID" style:font-name-complex="Times New Roman1" style:font-size-complex="12pt" style:font-style-complex="italic"/>
    </style:style>
    <style:style style:name="T11" style:family="text">
      <style:text-properties style:use-window-font-color="true" style:font-name="Times New Roman" fo:font-size="12pt" style:text-underline-style="none" style:font-name-asian="Times New Roman1" style:font-size-asian="12pt" style:font-name-complex="Times New Roman1" style:font-size-complex="12pt" style:font-weight-complex="bold"/>
    </style:style>
    <style:style style:name="T12" style:family="text">
      <style:text-properties style:use-window-font-color="tru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3" style:family="text">
      <style:text-properties style:use-window-font-color="true" style:font-name="Times New Roman" fo:font-size="12pt" fo:letter-spacing="0.012cm" style:text-underline-style="none" style:font-size-asian="12pt" style:font-name-complex="Times New Roman1" style:font-size-complex="12pt"/>
    </style:style>
    <style:style style:name="T14" style:family="text">
      <style:text-properties style:use-window-font-color="true" style:font-name="Times New Roman" style:text-underline-style="none" style:font-name-complex="Times New Roman1"/>
    </style:style>
    <style:style style:name="T15" style:family="text">
      <style:text-properties style:use-window-font-color="true" style:font-name="Times New Roman" fo:language="en" fo:country="US" style:text-underline-style="none" style:font-name-complex="Times New Roman1"/>
    </style:style>
    <style:style style:name="T16" style:family="text">
      <style:text-properties style:use-window-font-color="true" fo:font-size="12pt" style:text-underline-style="none" style:font-size-asian="12pt" style:font-name-complex="Times New Roman1" style:font-size-complex="12pt"/>
    </style:style>
    <style:style style:name="T17" style:family="text">
      <style:text-properties style:use-window-font-color="true" fo:font-size="12pt" style:text-underline-style="none" style:font-size-asian="12pt" style:font-name-complex="Times New Roman1" style:font-size-complex="12pt" style:font-style-complex="italic"/>
    </style:style>
    <style:style style:name="T18" style:family="text">
      <style:text-properties style:use-window-font-color="true" fo:font-size="12pt" style:text-underline-style="none" style:font-size-asian="12pt" style:language-asian="id" style:country-asian="ID" style:font-name-complex="Times New Roman1" style:font-size-complex="12pt"/>
    </style:style>
    <style:style style:name="T19" style:family="text">
      <style:text-properties style:use-window-font-color="true" fo:font-size="12pt" style:text-underline-style="none" style:font-size-asian="12pt" style:language-asian="id" style:country-asian="ID" style:font-name-complex="Times New Roman1" style:font-size-complex="12pt" style:font-style-complex="italic"/>
    </style:style>
    <style:style style:name="T20" style:family="text">
      <style:text-properties style:use-window-font-color="true" fo:font-size="12pt" style:text-underline-style="none" style:font-name-asian="Times New Roman1" style:font-size-asian="12pt" style:font-name-complex="Times New Roman1" style:font-size-complex="12pt" style:font-weight-complex="bold"/>
    </style:style>
    <style:style style:name="T21" style:family="text">
      <style:text-properties style:use-window-font-color="true" fo:font-size="12pt" style:text-underline-style="none" style:font-name-asian="Times New Roman1" style:font-size-asian="12pt" style:font-name-complex="Times New Roman1" style:font-size-complex="12pt"/>
    </style:style>
    <style:style style:name="T22" style:family="text">
      <style:text-properties style:use-window-font-color="true" fo:font-size="12pt" fo:letter-spacing="0.012cm" style:text-underline-style="none" style:font-size-asian="12pt" style:font-name-complex="Times New Roman1" style:font-size-complex="12pt"/>
    </style:style>
    <style:style style:name="T23" style:family="text">
      <style:text-properties style:use-window-font-color="true" style:text-underline-style="none" style:font-name-complex="Times New Roman1"/>
    </style:style>
    <style:style style:name="T24" style:family="text">
      <style:text-properties style:use-window-font-color="true" fo:language="en" fo:country="US" style:text-underline-style="none" style:font-name-complex="Times New Roman1"/>
    </style:style>
    <style:style style:name="T25" style:family="text">
      <style:text-properties style:use-window-font-color="true" style:font-name="Liberation Serif" fo:font-size="12pt" style:text-underline-style="none" style:font-size-asian="12pt" style:font-name-complex="Times New Roman1" style:font-size-complex="12pt"/>
    </style:style>
    <style:style style:name="T26" style:family="text">
      <style:text-properties style:use-window-font-color="true" style:font-name="Liberation Serif" fo:font-size="12pt" style:text-underline-style="none" style:font-size-asian="12pt" style:font-name-complex="Times New Roman1" style:font-size-complex="12pt" style:font-style-complex="italic"/>
    </style:style>
    <style:style style:name="T27" style:family="text">
      <style:text-properties style:use-window-font-color="true" style:font-name="Liberation Serif" fo:font-size="12pt" style:text-underline-style="none" style:font-size-asian="12pt" style:language-asian="id" style:country-asian="ID" style:font-name-complex="Times New Roman1" style:font-size-complex="12pt"/>
    </style:style>
    <style:style style:name="T28" style:family="text">
      <style:text-properties style:use-window-font-color="true" style:font-name="Liberation Serif" fo:font-size="12pt" style:text-underline-style="none" style:font-size-asian="12pt" style:language-asian="id" style:country-asian="ID" style:font-name-complex="Times New Roman1" style:font-size-complex="12pt" style:font-style-complex="italic"/>
    </style:style>
    <style:style style:name="T29" style:family="text">
      <style:text-properties style:use-window-font-color="true" style:font-name="Liberation Serif" fo:font-size="12pt" style:text-underline-style="none" style:font-name-asian="Times New Roman1" style:font-size-asian="12pt" style:font-name-complex="Times New Roman1" style:font-size-complex="12pt" style:font-weight-complex="bold"/>
    </style:style>
    <style:style style:name="T30" style:family="text">
      <style:text-properties style:use-window-font-color="true" style:font-name="Liberation Serif" fo:font-size="12pt" style:text-underline-style="none" style:font-name-asian="Times New Roman1" style:font-size-asian="12pt" style:font-name-complex="Times New Roman1" style:font-size-complex="12pt"/>
    </style:style>
    <style:style style:name="T31" style:family="text">
      <style:text-properties style:use-window-font-color="true" style:font-name="Liberation Serif" fo:font-size="12pt" fo:letter-spacing="0.012cm" style:text-underline-style="none" style:font-size-asian="12pt" style:font-name-complex="Times New Roman1" style:font-size-complex="12pt"/>
    </style:style>
    <style:style style:name="T32" style:family="text">
      <style:text-properties style:use-window-font-color="true" style:font-name="Liberation Serif" style:text-underline-style="none" style:font-name-complex="Times New Roman1"/>
    </style:style>
    <style:style style:name="T33" style:family="text">
      <style:text-properties style:use-window-font-color="true" style:font-name="Liberation Serif" fo:language="en" fo:country="US" style:text-underline-style="none" style:font-name-complex="Times New Roman1"/>
    </style:style>
    <style:style style:name="T34" style:family="text">
      <style:text-properties fo:font-size="12pt" style:font-size-asian="12pt" style:font-name-complex="Times New Roman1" style:font-size-complex="12pt"/>
    </style:style>
    <style:style style:name="T35" style:family="text">
      <style:text-properties fo:font-size="12pt" style:font-size-asian="12pt" style:font-name-complex="Times New Roman1" style:font-size-complex="12pt" style:font-style-complex="italic"/>
    </style:style>
    <style:style style:name="T36" style:family="text">
      <style:text-properties fo:font-size="12pt" style:font-name-asian="Times New Roman1" style:font-size-asian="12pt" style:font-name-complex="Times New Roman1" style:font-size-complex="12pt"/>
    </style:style>
    <style:style style:name="T37" style:family="text">
      <style:text-properties fo:font-size="12pt" style:font-name-asian="Times New Roman1" style:font-size-asian="12pt" style:font-name-complex="Times New Roman1" style:font-size-complex="12pt" style:font-weight-complex="bold"/>
    </style:style>
    <style:style style:name="T38" style:family="text">
      <style:text-properties fo:language="en" fo:country="US" style:font-name-complex="Times New Roman1"/>
    </style:style>
    <style:style style:name="T39" style:family="text">
      <style:text-properties style:font-name-complex="Times New Roman1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fo:font-size="12pt" style:font-size-asian="12pt" style:font-name-complex="Times New Roman1" style:font-size-complex="12pt"/>
    </style:style>
    <style:style style:name="T42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43" style:family="text">
      <style:text-properties style:font-name="Liberation Serif" fo:font-size="12pt" style:font-name-asian="Times New Roman1" style:font-size-asian="12pt" style:font-name-complex="Times New Roman1" style:font-size-complex="12pt" style:font-weight-complex="bold"/>
    </style:style>
    <style:style style:name="T44" style:family="text">
      <style:text-properties style:font-name="Liberation Serif" fo:language="en" fo:country="US" style:font-name-complex="Times New Roman1"/>
    </style:style>
    <style:style style:name="T45" style:family="text">
      <style:text-properties style:font-name="Liberation Serif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4">Kementerian Pendidikan dan Kebudayaan. 2014 </text:span><text:span text:style-name="T35">Pendidikan Pancasila dan <text:tab/>Kewarganegaraan. </text:span><text:span text:style-name="T34">Jakarta : Pusat Kurikulum dan Perbukuan, Balitbang, <text:tab/>Kemendikbud</text:span></text:p>
      <text:p text:style-name="P9"><text:span text:style-name="T34"/></text:p>
      <text:p text:style-name="P5"><text:span text:style-name="T41">Ebook : PKN Kelas 11 SMA/SMK </text:span><text:span text:style-name="Internet_20_link"><text:span text:style-name="T25">Tanggal Pengunduhan 16 November 2018</text:span></text:span></text:p>
      <text:p text:style-name="P12"/>
      <text:p text:style-name="P6"><text:span text:style-name="Internet_20_link"><text:span text:style-name="T25">http://ropi-komala.blogspot.com Tanggal Pengunduhan </text:span></text:span><text:span text:style-name="T41">26 Desember 2018</text:span></text:p>
      <text:p text:style-name="P10"><text:span text:style-name="T34"><text:s/></text:span></text:p>
      <text:p text:style-name="P6"><text:span text:style-name="Internet_20_link"><text:span text:style-name="T25">http://muhammdchoirulrosiqin.wordpress.com Tanggal Pengunduhan </text:span></text:span><text:span text:style-name="T41">26 <text:s text:c="2"/>Desember 2018 </text:span></text:p>
      <text:p text:style-name="P15"/>
      <text:p text:style-name="P5"><text:span text:style-name="Internet_20_link"><text:span text:style-name="T25">http://satujam.com/prinsip-demokrasi-pancasila Tanggal Pengunduhan 26 <text:tab/>Desember 2018 </text:span></text:span></text:p>
      <text:p text:style-name="P12"/>
      <text:p text:style-name="P7"><text:span text:style-name="Internet_20_link"><text:span text:style-name="T27">http://moodoggiesmusic.com/pengertian-demokrasi/ </text:span></text:span><text:span text:style-name="Internet_20_link"><text:span text:style-name="T25">Tanggal Pengunduhan </text:span></text:span><text:span text:style-name="Internet_20_link"><text:span text:style-name="T27">26 Desember 2018</text:span></text:span></text:p>
      <text:p text:style-name="P13"/>
      <text:p text:style-name="P5"><text:span text:style-name="Internet_20_link"><text:span text:style-name="T25">http://artikelsiana.com Tanggal Pengunduhan </text:span></text:span><text:span text:style-name="T41">26 Desember 2018 </text:span></text:p>
      <text:p text:style-name="P5"><text:span text:style-name="Internet_20_link"><text:span text:style-name="T28"/></text:span></text:p>
      <text:p text:style-name="P8"><text:span text:style-name="Internet_20_link"><text:span text:style-name="T25">http://layanan-guru.blogspot.com Tanggal Pengunduhan </text:span></text:span><text:span text:style-name="T41">26 Desember 2018 </text:span></text:p>
      <text:p text:style-name="P14"/>
      <text:p text:style-name="P8"><text:span text:style-name="Internet_20_link"><text:span text:style-name="T25">http://titiknol.co.id Tanggal Pengunduhan </text:span></text:span><text:span text:style-name="Internet_20_link"><text:span text:style-name="T26">26 Desember 2018</text:span></text:span></text:p>
      <text:p text:style-name="P12"/>
      <text:p text:style-name="P5"><text:span text:style-name="T41">http://</text:span><text:span text:style-name="Internet_20_link"><text:span text:style-name="T25">www.tugassekolah.com Tanggal Pengunduhan </text:span></text:span><text:span text:style-name="Internet_20_link"><text:span text:style-name="T26">26 Desember 2018</text:span></text:span></text:p>
      <text:p text:style-name="P12"/>
      <text:p text:style-name="P5"><text:span text:style-name="Internet_20_link"><text:span text:style-name="T25">http://laskarmim.wordpress.com Tanggal Pengunduhan </text:span></text:span><text:span text:style-name="Internet_20_link"><text:span text:style-name="T26">26 Desember 2018</text:span></text:span></text:p>
      <text:p text:style-name="P12"/>
      <text:p text:style-name="P5"><text:span text:style-name="T43">http://</text:span><text:span text:style-name="Internet_20_link"><text:span text:style-name="T25">www.fai.um-surabaya.ac.id Tanggal Pengunduhan 27 Desember 2018</text:span></text:span></text:p>
      <text:p text:style-name="P3"><text:span text:style-name="Internet_20_link"><text:span text:style-name="T40"/></text:span></text:p>
      <text:p text:style-name="P5"><text:span text:style-name="T43">http://</text:span><text:span text:style-name="T41"> </text:span><text:span text:style-name="Internet_20_link"><text:span text:style-name="T25">www.news.unika.ac.id Tanggal Pengunduhan 27 Desember 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31">www.brad.erva-doce.info </text:span></text:span><text:span text:style-name="Internet_20_link"><text:span text:style-name="T25">Tanggal Pengunduhan 27 Desember 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25">www.materisiana.com Tanggal Pengunduhan 27 Desember 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25">www.novaandarini.com Tanggal Pengunduhan 27 Desember 2018</text:span></text:span></text:p>
      <text:p text:style-name="P16"/>
      <text:p text:style-name="P5"><text:soft-page-break/><text:span text:style-name="T43">http://</text:span><text:span text:style-name="T41"> </text:span><text:span text:style-name="Internet_20_link"><text:span text:style-name="T25">www.prezi.com Tanggal Pengunduhan 27 Desember 2018</text:span></text:span></text:p>
      <text:p text:style-name="P3"><text:span text:style-name="Internet_20_link"><text:span text:style-name="T40"/></text:span></text:p>
      <text:p text:style-name="P5"><text:span text:style-name="Internet_20_link"><text:span text:style-name="T25">http://www.robbigandamana.blogspot.com Tanggal Pengunduhan 27 Desember <text:tab/>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25">www.bersama14.blogspot.com Tanggal Pengunduhan 27 Desember 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25">www.kcipeduli.or.id Tanggal Pengunduhan 27 Desember 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25">www.kcipeduli.or.id Tanggal Pengunduhan 27 Desember 2018</text:span></text:span></text:p>
      <text:p text:style-name="P16"/>
      <text:p text:style-name="P5"><text:span text:style-name="T43">http://</text:span><text:span text:style-name="T41"> </text:span><text:span text:style-name="Internet_20_link"><text:span text:style-name="T25">www.liputan6.com Tanggal Pengunduhan 27 Desember 2018</text:span></text:span></text:p>
      <text:p text:style-name="P12"/>
      <text:p text:style-name="P5"><text:span text:style-name="T43">http://</text:span><text:span text:style-name="T41"> </text:span><text:span text:style-name="Internet_20_link"><text:span text:style-name="T29">www.brad.erva-doce.info </text:span></text:span><text:span text:style-name="Internet_20_link"><text:span text:style-name="T25">Tanggal Pengunduhan 27 Desember 2018</text:span></text:span></text:p>
      <text:p text:style-name="P16"/>
      <text:p text:style-name="P5"><text:span text:style-name="Internet_20_link"><text:span text:style-name="T29">http://www.kesbangpol.banyumaskab.go.id </text:span></text:span><text:span text:style-name="Internet_20_link"><text:span text:style-name="T25">Tanggal Pengunduhan </text:span></text:span><text:span text:style-name="T43">28 Desember <text:tab/>2018 </text:span></text:p>
      <text:p text:style-name="P16"/>
      <text:p text:style-name="P5"><text:span text:style-name="Internet_20_link"><text:span text:style-name="T29">http://jdih.pom.go.id </text:span></text:span><text:span text:style-name="Internet_20_link"><text:span text:style-name="T25">Tanggal Pengunduhan </text:span></text:span><text:span text:style-name="T43">28 Desember 2018</text:span></text:p>
      <text:p text:style-name="P16"/>
      <text:p text:style-name="P5"><text:span text:style-name="Internet_20_link"><text:span text:style-name="T29">http://www.apapuntulisannya.blogspot.com </text:span></text:span><text:span text:style-name="Internet_20_link"><text:span text:style-name="T25">Tanggal Pengunduhan </text:span></text:span><text:span text:style-name="T43">28 Desember <text:tab/>2018</text:span></text:p>
      <text:p text:style-name="P16"/>
      <text:p text:style-name="P5"><text:span text:style-name="Internet_20_link"><text:span text:style-name="T25">http://umar-danny.blogspot.com Tanggal Pengunduhan 28 Desember 2018 </text:span></text:span></text:p>
      <text:p text:style-name="P12"/>
      <text:p text:style-name="P5"><text:span text:style-name="T41">http://www.slideshare.net </text:span><text:span text:style-name="Internet_20_link"><text:span text:style-name="T25">Tanggal Pengunduhan 28 Desember 2018 </text:span></text:span></text:p>
      <text:p text:style-name="P12"/>
      <text:p text:style-name="P5"><text:span text:style-name="Internet_20_link"><text:span text:style-name="T25">http://www.dw.com/id/indonesia-semakin-dianggap-penting-bagi-dunia Tanggal <text:tab/>Pengunduhan 28 Desember 2018 </text:span></text:span></text:p>
      <text:p text:style-name="P12"><text:tab/></text:p>
      <text:p text:style-name="P1"><text:span text:style-name="T44">http://</text:span><text:span text:style-name="T45">Metro.tempo.com <text:s/></text:span><text:span text:style-name="Internet_20_link"><text:span text:style-name="T25">Tanggal Pengunduhan 28 Desember 2018 </text:span></text:span></text:p>
      <text:p text:style-name="P12"/>
      <text:p text:style-name="P1"><text:span text:style-name="T45">http://presidenri.go.id </text:span><text:span text:style-name="Internet_20_link"><text:span text:style-name="T25">Tanggal Pengunduhan 28 Desember 2018 </text:span></text:span></text:p>
      <text:p text:style-name="P12"/>
      <text:p text:style-name="P1"><text:span text:style-name="T45">http://www.islampos.com </text:span><text:span text:style-name="Internet_20_link"><text:span text:style-name="T25">Tanggal Pengunduhan 28 Desember 2018 </text:span></text:span></text:p>
      <text:p text:style-name="P12"/>
      <text:p text:style-name="P1"><text:soft-page-break/><text:span text:style-name="Internet_20_link"><text:span text:style-name="T32">http://www.donisetyawan.com/tujuan-utama-gerakan-non-blok/ Tanggal <text:tab/>Pengunduhan </text:span></text:span><text:span text:style-name="Internet_20_link"><text:span text:style-name="T33">28 Desember 2018 </text:span></text:span></text:p>
      <text:p text:style-name="P2"/>
      <text:p text:style-name="P5"><text:span text:style-name="Internet_20_link"><text:span text:style-name="T25">http://www.dw.com/id/indonesia-semakin-dianggap-penting-bagi-dunia/a-<text:tab/>16412805 Tanggal Pengunduhan </text:span></text:span><text:span text:style-name="T41">28 Desember 2018 </text:span></text:p>
      <text:p text:style-name="P12"/>
      <text:p text:style-name="P1"><text:span text:style-name="Internet_20_link"><text:span text:style-name="T32">http://www.donisetyawan.com/tujuan-utama-gerakan-non-blok/ Tanggal <text:tab/>Pengunduhan </text:span></text:span><text:span text:style-name="T44">28 Desember 2018</text:span></text:p>
      <text:p text:style-name="P2"/>
      <text:p text:style-name="P5"><text:span text:style-name="T41">http://pknsmaadventdoyobaru.blogspot.com </text:span><text:span text:style-name="Internet_20_link"><text:span text:style-name="T25">Tanggal Pengunduhan 29 <text:tab/>Desember 2018 </text:span></text:span></text:p>
      <text:p text:style-name="P12"/>
      <text:p text:style-name="P5"><text:span text:style-name="T41">http://manalor.wordpress.com </text:span><text:span text:style-name="Internet_20_link"><text:span text:style-name="T25">Tanggal Pengunduhan 29 Desember 2018 </text:span></text:span></text:p>
      <text:p text:style-name="P12"/>
      <text:p text:style-name="P5"><text:span text:style-name="T41">http://www.liputan6.com </text:span><text:span text:style-name="Internet_20_link"><text:span text:style-name="T25">Tanggal Pengunduhan 29 Desember 2018</text:span></text:span></text:p>
      <text:p text:style-name="P3"><text:span text:style-name="Internet_20_link"><text:span text:style-name="T40"/></text:span></text:p>
      <text:p text:style-name="P5"><text:span text:style-name="Internet_20_link"><text:span text:style-name="T25">http://www.zonareferensi.com/pengertian-hak-asasi-manusia/ Tanggal <text:tab/>Pengunduhan 29 Desember <text:tab/>2018 </text:span></text:span></text:p>
      <text:p text:style-name="P3"><text:span text:style-name="Internet_20_link"><text:span text:style-name="T40"/></text:span></text:p>
      <text:p text:style-name="P5"><text:span text:style-name="T41">http://</text:span><text:span text:style-name="Internet_20_link"><text:span text:style-name="T25">www.berbagaireview.com Tanggal Pengunduhan 29 Desember 2018 </text:span></text:span></text:p>
      <text:p text:style-name="P12"/>
      <text:p text:style-name="P5"><text:span text:style-name="T41">http://</text:span><text:span text:style-name="Internet_20_link"><text:span text:style-name="T25">www.khoeruleblogspot.com Tanggal Pengunduhan 29 Desember 2018 </text:span></text:span></text:p>
      <text:p text:style-name="P5"><text:span text:style-name="Internet_20_link"><text:span text:style-name="T25"/></text:span></text:p>
      <text:p text:style-name="P5"><text:span text:style-name="T41">http://raniafdhla.blogspot.com</text:span><text:span text:style-name="Internet_20_link"><text:span text:style-name="T25">Tanggal Pengunduhan 30 Desember 2018</text:span></text:span></text:p>
      <text:p text:style-name="P12"/>
      <text:p text:style-name="P5"><text:span text:style-name="Internet_20_link"><text:span text:style-name="T25">http://www.gurugeografi.id/2017/12/bentuk-interaksi-sosial-kerjasama.html <text:tab/>Tanggal Pengunduhan 30 Desember 2018 </text:span></text:span></text:p>
      <text:p text:style-name="P12"/>
      <text:p text:style-name="P5"><text:span text:style-name="T41">http://www.hipwee.com </text:span><text:span text:style-name="Internet_20_link"><text:span text:style-name="T25">Tanggal Pengunduhan 30 Desember 2018 </text:span></text:span></text:p>
      <text:p text:style-name="P12"/>
      <text:p text:style-name="P5"><text:span text:style-name="Internet_20_link"><text:span text:style-name="T25">http://selaras.org/semangat-menjadi-manusia-bermanfaat-dalam-tahun-baru-<text:tab/>islam/ Tanggal Pengunduhan 30 Desember 2018 </text:span></text:span></text:p>
      <text:p text:style-name="P12"/>
      <text:p text:style-name="P5"><text:span text:style-name="T41">http://pelita8.com </text:span><text:span text:style-name="Internet_20_link"><text:span text:style-name="T25">Tanggal Pengunduhan </text:span></text:span><text:span text:style-name="T41">30 Desember </text:span></text:p>
      <text:p text:style-name="P12"/>
      <text:p text:style-name="P5"><text:span text:style-name="T41">http://</text:span><text:span text:style-name="Internet_20_link"><text:span text:style-name="T25">www.murianew.com Tanggal Pengunduhan </text:span></text:span><text:span text:style-name="T41">30 Desember 2018 </text:span></text:p>
      <text:p text:style-name="P12"/>
      <text:p text:style-name="P5"><text:soft-page-break/><text:span text:style-name="T41">http://</text:span><text:span text:style-name="Internet_20_link"><text:span text:style-name="T25">www.eijiaozora.com Tanggal Pengunduhan </text:span></text:span><text:span text:style-name="T41">30 Desember 2018 </text:span></text:p>
      <text:p text:style-name="P12"/>
      <text:p text:style-name="P5"><text:span text:style-name="T41">http://</text:span><text:span text:style-name="Internet_20_link"><text:span text:style-name="T25">www.hai-online.com Tanggal Pengunduhan </text:span></text:span><text:span text:style-name="T41">30 Desember 2018 </text:span></text:p>
      <text:p text:style-name="P12"/>
      <text:p text:style-name="P5"><text:span text:style-name="Internet_20_link"><text:span text:style-name="T30">http://www.pn-serang.go.id/main/other/hubungi_kami.html </text:span></text:span><text:span text:style-name="Internet_20_link"><text:span text:style-name="T25">Tanggal <text:tab/>Pengunduhan </text:span></text:span><text:span text:style-name="T42">3 Januari 2019 </text:span></text:p>
      <text:p text:style-name="P17"/>
      <text:p text:style-name="P5"><text:span text:style-name="Internet_20_link"><text:span text:style-name="T30">http://aceh.tribunnews.com </text:span></text:span><text:span text:style-name="Internet_20_link"><text:span text:style-name="T25">Tanggal Pengunduhan </text:span></text:span><text:span text:style-name="Internet_20_link"><text:span text:style-name="T30">3 Januari 2019</text:span></text:span></text:p>
      <text:p text:style-name="P4"><text:span text:style-name="Internet_20_link"><text:span text:style-name="T40"/></text:span></text:p>
      <text:p text:style-name="P5"><text:span text:style-name="Internet_20_link"><text:span text:style-name="T25">http://poskotanew.com Tanggal Pengunduhan </text:span></text:span><text:span text:style-name="T41">3 Januari 2019 </text:span></text:p>
      <text:p text:style-name="P12"/>
      <text:p text:style-name="P5"><text:span text:style-name="Internet_20_link"><text:span text:style-name="T30">http://nasional.tempo.com </text:span></text:span><text:span text:style-name="Internet_20_link"><text:span text:style-name="T25">Tanggal Pengunduhan </text:span></text:span><text:span text:style-name="T42">3 Januari 2019 </text:span></text:p>
      <text:p text:style-name="P17"/>
      <text:p text:style-name="P5"><text:span text:style-name="Internet_20_link"><text:span text:style-name="T30">http://lama.pta-banjarmasin.go.id </text:span></text:span><text:span text:style-name="Internet_20_link"><text:span text:style-name="T25">Tanggal Pengunduhan </text:span></text:span><text:span text:style-name="T42">3 Januari 2019</text:span></text:p>
      <text:p text:style-name="P17"/>
      <text:p text:style-name="P5"><text:span text:style-name="Internet_20_link"><text:span text:style-name="T30">www.mahkamahkonstitusi.go.id </text:span></text:span><text:span text:style-name="Internet_20_link"><text:span text:style-name="T25">Tanggal Pengunduhan </text:span></text:span><text:span text:style-name="T42">3 Januari 2019</text:span></text:p>
      <text:p text:style-name="P17"/>
      <text:p text:style-name="P5"><text:span text:style-name="Internet_20_link"><text:span text:style-name="T30">www.mahkamahagung.go.id</text:span></text:span><text:span text:style-name="T42">. </text:span><text:span text:style-name="Internet_20_link"><text:span text:style-name="T25">Tanggal Pengunduhan </text:span></text:span><text:span text:style-name="T42">3 Januari 2019</text:span></text:p>
      <text:p text:style-name="P12"><text:bookmark text:name="_GoBack"/></text:p>
      <text:p text:style-name="P9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si_20_Sub_20_Bab" style:display-name="Isi Sub Bab" style:family="paragraph" style:parent-style-name="Text_20_body" style:default-outline-level="">
      <style:paragraph-properties fo:margin-top="0cm" fo:margin-bottom="0.247cm" loext:contextual-spacing="false" fo:line-height="150%" fo:text-align="justify" style:justify-single-word="false"/>
      <style:text-properties style:font-name="Liberation Serif" fo:font-family="'Liberation Serif'" style:font-family-generic="roman" style:font-pitch="variable" fo:font-size="12pt" fo:language="id" fo:country="ID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4" style:display-name="ListLabel 4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5" style:display-name="ListLabel 5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6" style:display-name="ListLabel 6" style:family="text">
      <style:text-properties style:use-window-font-color="true" style:font-name="Times New Roman" fo:font-family="'Times New Roman'" style:font-family-generic="roman" style:font-pitch="variable" fo:font-size="12pt" fo:letter-spacing="0.012cm" style:text-underline-style="non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8" style:display-name="ListLabel 8" style:family="text">
      <style:text-properties style:use-window-font-color="true"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use-window-font-color="true"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23:08.757284709</meta:creation-date>
    <dc:date>2019-01-13T13:44:42.708890838</dc:date>
    <meta:editing-duration>PT11M22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4" meta:paragraph-count="58" meta:word-count="362" meta:character-count="4085" meta:non-whitespace-character-count="3732"/>
  </office:meta>
</office:document-meta>
</file>